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A00000252EFF8969C08150072.png" manifest:media-type="image/png"/>
  <manifest:file-entry manifest:full-path="Pictures/100002010000022B0000029C2A2B61DC22679462.png" manifest:media-type="image/png"/>
  <manifest:file-entry manifest:full-path="Pictures/1000020100000280000001E03B94C67671BC40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99ff" draw:marker-start-width="0.359cm" draw:marker-end-width="0.359cm" draw:fill-color="#ffffff" draw:textarea-horizontal-align="justify" draw:textarea-vertical-align="middle" draw:auto-grow-height="false" fo:min-height="10.834cm" fo:min-width="11.484cm" fo:padding-top="0.178cm" fo:padding-bottom="0.178cm" fo:padding-left="0.303cm" fo:padding-right="0.30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34cm" fo:min-width="3.2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818cm" fo:min-width="3.968cm"/>
    </style:style>
    <style:style style:name="gr4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1.908cm" fo:min-width="1.79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5.34cm" fo:min-width="3.29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5.236cm" fo:min-width="3.18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818cm" fo:min-width="3.96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818cm" fo:min-width="3.96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2.712cm" fo:min-width="3.862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2.714cm" fo:min-width="3.864cm" fo:padding-top="0.177cm" fo:padding-bottom="0.177cm" fo:padding-left="0.302cm" fo:padding-right="0.30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6cm" svg:stroke-color="#cc0000" draw:marker-start-width="0.359cm" draw:marker-end-width="0.359cm" draw:fill-color="#ffffff" draw:textarea-horizontal-align="justify" draw:textarea-vertical-align="middle" draw:auto-grow-height="false" fo:min-height="1.908cm" fo:min-width="1.798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2cm" svg:y1="9.7cm" svg:x2="16.5cm" svg:y2="10.8cm">
          <text:p/>
        </draw:line>
        <draw:line draw:style-name="gr5" draw:text-style-name="P3" draw:layer="layout" svg:x1="15.1cm" svg:y1="6cm" svg:x2="16.5cm" svg:y2="5.1cm">
          <text:p/>
        </draw:line>
      </draw:page>
      <draw:page draw:name="page3" draw:style-name="dp1" draw:master-page-name="Default">
        <draw:custom-shape draw:style-name="gr1" draw:text-style-name="P1" draw:layer="layout" svg:width="13.3cm" svg:height="12.4cm" svg:x="9.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4" draw:style-name="dp1" draw:master-page-name="Default">
        <draw:custom-shape draw:style-name="gr2" draw:text-style-name="P1" draw:layer="layout" svg:width="4.2cm" svg:height="6cm" svg:x="10.6cm" svg:y="4.9cm">
          <text:p text:style-name="P2">MVC</text:p>
          <text:p text:style-name="P2">Control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5" draw:style-name="dp1" draw:master-page-name="Default">
        <draw:custom-shape draw:style-name="gr6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7cm" svg:y="3cm">
          <text:p text:style-name="P2">Item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3.4cm" svg:x="16.8cm" svg:y="9.4cm">
          <text:p text:style-name="P2">Bidding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6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</draw:page>
      <draw:page draw:name="page7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2" draw:text-style-name="P2" draw:layer="layout" svg:width="5.632cm" svg:height="4.224cm" svg:x="9.573cm" svg:y="5.9cm">
          <draw:image xlink:href="Pictures/1000020100000280000001E03B94C67671BC409C.png" xlink:type="simple" xlink:show="embed" xlink:actuate="onLoad">
            <text:p/>
          </draw:image>
        </draw:frame>
      </draw:page>
      <draw:page draw:name="page9" draw:style-name="dp1" draw:master-page-name="Default">
        <draw:custom-shape draw:style-name="gr7" draw:text-style-name="P1" draw:layer="layout" svg:width="4.2cm" svg:height="6cm" svg:x="10.6cm" svg:y="4.9cm">
          <text:p text:style-name="P2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8cm" svg:height="3.4cm" svg:x="16.7cm" svg:y="3cm">
          <text:p text:style-name="P2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8cm" svg:height="3.4cm" svg:x="16.8cm" svg:y="9.4cm">
          <text:p text:style-name="P2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frame draw:style-name="gr12" draw:text-style-name="P2" draw:layer="layout" svg:width="5.632cm" svg:height="4.224cm" svg:x="9.573cm" svg:y="5.9cm">
          <draw:image xlink:href="Pictures/1000020100000280000001E03B94C67671BC409C.png" xlink:type="simple" xlink:show="embed" xlink:actuate="onLoad">
            <text:p/>
          </draw:image>
        </draw:frame>
      </draw:page>
      <draw:page draw:name="page10" draw:style-name="dp1" draw:master-page-name="Default">
        <draw:custom-shape draw:style-name="gr7" draw:text-style-name="P5" draw:layer="layout" svg:width="4.2cm" svg:height="6cm" svg:x="10.6cm" svg:y="4.9cm">
          <text:p text:style-name="P4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cm" svg:height="3.4cm" svg:x="16.7cm" svg:y="3cm">
          <text:p text:style-name="P4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8cm" svg:y="9.4cm">
          <text:p text:style-name="P4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5" draw:text-style-name="P3" draw:layer="layout" svg:x1="15.2cm" svg:y1="9.7cm" svg:x2="16.5cm" svg:y2="10.8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</draw:page>
      <draw:page draw:name="page11" draw:style-name="dp1" draw:master-page-name="Default">
        <draw:custom-shape draw:style-name="gr7" draw:text-style-name="P5" draw:layer="layout" svg:width="4.2cm" svg:height="6cm" svg:x="10.6cm" svg:y="4.9cm">
          <text:p text:style-name="P4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cm" svg:height="3.4cm" svg:x="16.7cm" svg:y="3cm">
          <text:p text:style-name="P4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8cm" svg:y="9.4cm">
          <text:p text:style-name="P4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4" draw:text-style-name="P3" draw:layer="layout" svg:x1="15.2cm" svg:y1="9.7cm" svg:x2="15.6cm" svg:y2="10.1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4" draw:text-style-name="P3" draw:layer="layout" svg:x1="15.6cm" svg:y1="10.1cm" svg:x2="16.3cm" svg:y2="10.3cm">
          <text:p/>
        </draw:line>
        <draw:line draw:style-name="gr14" draw:text-style-name="P3" draw:layer="layout" svg:x1="16cm" svg:y1="10.6cm" svg:x2="16.4cm" svg:y2="11cm">
          <text:p/>
        </draw:line>
      </draw:page>
      <draw:page draw:name="page12" draw:style-name="dp1" draw:master-page-name="Default">
        <draw:custom-shape draw:style-name="gr7" draw:text-style-name="P5" draw:layer="layout" svg:width="4.2cm" svg:height="6cm" svg:x="10.6cm" svg:y="4.9cm">
          <text:p text:style-name="P4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cm" svg:height="3.4cm" svg:x="16.7cm" svg:y="3cm">
          <text:p text:style-name="P4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8cm" svg:y="9.4cm">
          <text:p text:style-name="P4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4" draw:text-style-name="P3" draw:layer="layout" svg:x1="15.2cm" svg:y1="9.7cm" svg:x2="15.6cm" svg:y2="10.1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4" draw:text-style-name="P3" draw:layer="layout" svg:x1="15.6cm" svg:y1="10.1cm" svg:x2="16.3cm" svg:y2="10.3cm">
          <text:p/>
        </draw:line>
        <draw:line draw:style-name="gr14" draw:text-style-name="P3" draw:layer="layout" svg:x1="16cm" svg:y1="10.6cm" svg:x2="16.4cm" svg:y2="11cm">
          <text:p/>
        </draw:line>
        <draw:frame draw:style-name="gr12" draw:text-style-name="P2" draw:layer="layout" svg:width="4.137cm" svg:height="4.979cm" svg:x="10.663cm" svg:y="5.1cm">
          <draw:image xlink:href="Pictures/100002010000022B0000029C2A2B61DC22679462.png" xlink:type="simple" xlink:show="embed" xlink:actuate="onLoad">
            <text:p/>
          </draw:image>
        </draw:frame>
      </draw:page>
      <draw:page draw:name="page13" draw:style-name="dp1" draw:master-page-name="Default">
        <draw:custom-shape draw:style-name="gr7" draw:text-style-name="P5" draw:layer="layout" svg:width="4.2cm" svg:height="6cm" svg:x="10.6cm" svg:y="4.9cm">
          <text:p text:style-name="P4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cm" svg:height="3.4cm" svg:x="16.7cm" svg:y="3cm">
          <text:p text:style-name="P4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8cm" svg:y="9.4cm">
          <text:p text:style-name="P4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4" draw:text-style-name="P3" draw:layer="layout" svg:x1="15.2cm" svg:y1="9.7cm" svg:x2="15.6cm" svg:y2="10.1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4" draw:text-style-name="P3" draw:layer="layout" svg:x1="15.6cm" svg:y1="10.1cm" svg:x2="16.3cm" svg:y2="10.3cm">
          <text:p/>
        </draw:line>
        <draw:line draw:style-name="gr14" draw:text-style-name="P3" draw:layer="layout" svg:x1="16cm" svg:y1="10.6cm" svg:x2="16.4cm" svg:y2="11cm">
          <text:p/>
        </draw:line>
        <draw:frame draw:style-name="gr12" draw:text-style-name="P2" draw:layer="layout" svg:width="4.137cm" svg:height="4.979cm" svg:x="10.663cm" svg:y="5.1cm">
          <draw:image xlink:href="Pictures/100002010000022B0000029C2A2B61DC22679462.png" xlink:type="simple" xlink:show="embed" xlink:actuate="onLoad">
            <text:p/>
          </draw:image>
        </draw:frame>
        <draw:custom-shape draw:style-name="gr13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14" draw:style-name="dp1" draw:master-page-name="Default">
        <draw:custom-shape draw:style-name="gr7" draw:text-style-name="P5" draw:layer="layout" svg:width="4.2cm" svg:height="6cm" svg:x="10.6cm" svg:y="4.9cm">
          <text:p text:style-name="P4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cm" svg:height="3.4cm" svg:x="16.7cm" svg:y="3cm">
          <text:p text:style-name="P4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8cm" svg:y="9.4cm">
          <text:p text:style-name="P4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4" draw:text-style-name="P3" draw:layer="layout" svg:x1="15.2cm" svg:y1="9.7cm" svg:x2="15.6cm" svg:y2="10.1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4" draw:text-style-name="P3" draw:layer="layout" svg:x1="15.6cm" svg:y1="10.1cm" svg:x2="16.3cm" svg:y2="10.3cm">
          <text:p/>
        </draw:line>
        <draw:line draw:style-name="gr14" draw:text-style-name="P3" draw:layer="layout" svg:x1="16cm" svg:y1="10.6cm" svg:x2="16.4cm" svg:y2="11cm">
          <text:p/>
        </draw:line>
      </draw:page>
      <draw:page draw:name="page15" draw:style-name="dp1" draw:master-page-name="Default">
        <draw:custom-shape draw:style-name="gr7" draw:text-style-name="P5" draw:layer="layout" svg:width="4.2cm" svg:height="6cm" svg:x="10.6cm" svg:y="4.9cm">
          <text:p text:style-name="P4">Web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cm" svg:height="3.4cm" svg:x="16.7cm" svg:y="3cm">
          <text:p text:style-name="P4">Item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8cm" svg:height="3.4cm" svg:x="16.8cm" svg:y="9.4cm">
          <text:p text:style-name="P4">Bidding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3.2cm" svg:x="2.8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6.9cm" svg:y1="8.2cm" svg:x2="9.9cm" svg:y2="8.2cm">
          <text:p/>
        </draw:line>
        <draw:line draw:style-name="gr5" draw:text-style-name="P3" draw:layer="layout" svg:x1="15.1cm" svg:y1="6cm" svg:x2="16.5cm" svg:y2="5.1cm">
          <text:p/>
        </draw:line>
        <draw:line draw:style-name="gr14" draw:text-style-name="P3" draw:layer="layout" svg:x1="15.2cm" svg:y1="9.7cm" svg:x2="15.6cm" svg:y2="10.1cm">
          <text:p/>
        </draw:line>
        <draw:frame draw:style-name="gr12" draw:text-style-name="P2" draw:layer="layout" svg:width="5.632cm" svg:height="4.224cm" svg:x="16.468cm" svg:y="8.7cm">
          <draw:image xlink:href="Pictures/1000020100000280000001E03B94C67671BC409C.png" xlink:type="simple" xlink:show="embed" xlink:actuate="onLoad">
            <text:p/>
          </draw:image>
        </draw:frame>
        <draw:line draw:style-name="gr14" draw:text-style-name="P3" draw:layer="layout" svg:x1="15.6cm" svg:y1="10.1cm" svg:x2="16.3cm" svg:y2="10.3cm">
          <text:p/>
        </draw:line>
        <draw:line draw:style-name="gr14" draw:text-style-name="P3" draw:layer="layout" svg:x1="16cm" svg:y1="10.6cm" svg:x2="16.4cm" svg:y2="11cm">
          <text:p/>
        </draw:line>
        <draw:frame draw:style-name="gr12" draw:text-style-name="P2" draw:layer="layout" svg:width="2.399cm" svg:height="2.5cm" svg:x="13.5cm" svg:y="4.1cm">
          <draw:image xlink:href="Pictures/100002010000023A00000252EFF8969C081500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5:16:50.888178036</meta:creation-date>
    <dc:date>2016-09-28T15:47:38.305452304</dc:date>
    <meta:editing-duration>PT10M7S</meta:editing-duration>
    <meta:editing-cycles>1</meta:editing-cycles>
    <meta:document-statistic meta:object-count="120"/>
    <meta:generator>LibreOffice/5.1.4.2$Linux_X86_64 LibreOffice_project/10m0$Build-2</meta:generator>
  </office:meta>
</office:document-meta>
</file>